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P2" style:family="paragraph" style:parent-style-name="Heading_20_1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P4" style:family="paragraph" style:parent-style-name="Heading_20_1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Standard">
      <style:paragraph-properties fo:break-before="auto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P11" style:family="paragraph" style:parent-style-name="Heading_20_1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P13" style:family="paragraph" style:parent-style-name="Heading_20_2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P15" style:family="paragraph" style:parent-style-name="Heading_20_2">
      <style:paragraph-properties fo:break-before="auto" style:writing-mode="lr-tb"/>
    </style:style>
    <style:style style:name="T15_1" style:family="text"/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P17" style:family="paragraph" style:parent-style-name="Heading_20_2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P19" style:family="paragraph" style:parent-style-name="Heading_20_1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Heading_20_2">
      <style:paragraph-properties fo:break-before="auto" style:writing-mode="lr-tb"/>
    </style:style>
    <style:style style:name="T20_1" style:family="text"/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P27" style:family="paragraph" style:parent-style-name="Standard">
      <style:paragraph-properties fo:break-before="auto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P28" style:family="paragraph" style:parent-style-name="Heading_20_2">
      <style:paragraph-properties fo:break-before="auto" style:writing-mode="lr-tb"/>
    </style:style>
    <style:style style:name="T28_1" style:family="text"/>
    <style:style style:name="P29" style:family="paragraph" style:parent-style-name="Standard">
      <style:paragraph-properties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Heading_20_2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Heading_20_3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 style:parent-style-name="Standard"/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P64" style:family="paragraph" style:parent-style-name="Standard">
      <style:paragraph-properties fo:break-before="auto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P65" style:family="paragraph" style:parent-style-name="Heading_20_3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P85" style:family="paragraph" style:parent-style-name="Standard">
      <style:paragraph-properties fo:break-before="auto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P86" style:family="paragraph" style:parent-style-name="Standard">
      <style:paragraph-properties fo:break-before="auto" style:writing-mode="lr-tb"/>
    </style:style>
    <style:style style:name="P87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This</text:span><text:span text:style-name="T1_2"><text:s/></text:span><text:span text:style-name="T1_3">document</text:span><text:span text:style-name="T1_4"><text:s/></text:span><text:span text:style-name="T1_5">is</text:span><text:span text:style-name="T1_6"><text:s/></text:span><text:span text:style-name="T1_7">meant</text:span><text:span text:style-name="T1_8"><text:s/></text:span><text:span text:style-name="T1_9">to</text:span><text:span text:style-name="T1_10"><text:s/></text:span><text:span text:style-name="T1_11">give</text:span><text:span text:style-name="T1_12"><text:s/></text:span><text:span text:style-name="T1_13">the</text:span><text:span text:style-name="T1_14"><text:s/></text:span><text:span text:style-name="T1_15">game</text:span><text:span text:style-name="T1_16"><text:s/></text:span><text:span text:style-name="T1_17">design</text:span><text:span text:style-name="T1_18"><text:s/></text:span><text:span text:style-name="T1_19">students</text:span><text:span text:style-name="T1_20"><text:s/></text:span><text:span text:style-name="T1_21">an</text:span><text:span text:style-name="T1_22"><text:s/></text:span><text:span text:style-name="T1_23">idea</text:span><text:span text:style-name="T1_24"><text:s/></text:span><text:span text:style-name="T1_25">what</text:span><text:span text:style-name="T1_26"><text:s/></text:span><text:span text:style-name="T1_27">functionality</text:span><text:span text:style-name="T1_28"><text:s/></text:span><text:span text:style-name="T1_29">exists</text:span><text:span text:style-name="T1_30"><text:s/></text:span><text:span text:style-name="T1_31">in</text:span><text:span text:style-name="T1_32"><text:s/></text:span><text:span text:style-name="T1_33">charsheet</text:span><text:span text:style-name="T1_34">,<text:s/></text:span><text:span text:style-name="T1_35">what</text:span><text:span text:style-name="T1_36"><text:s/></text:span><text:span text:style-name="T1_37">stuff</text:span><text:span text:style-name="T1_38"><text:s/></text:span><text:span text:style-name="T1_39">still</text:span><text:span text:style-name="T1_40"><text:s/></text:span><text:span text:style-name="T1_41">needs</text:span><text:span text:style-name="T1_42"><text:s/></text:span><text:span text:style-name="T1_43">to</text:span><text:span text:style-name="T1_44"><text:s/></text:span><text:span text:style-name="T1_45">be</text:span><text:span text:style-name="T1_46"><text:s/></text:span><text:span text:style-name="T1_47">filled</text:span><text:span text:style-name="T1_48"><text:s/></text:span><text:span text:style-name="T1_49">in</text:span><text:span text:style-name="T1_50">,<text:s/></text:span><text:span text:style-name="T1_51">what</text:span><text:span text:style-name="T1_52"><text:s/></text:span><text:span text:style-name="T1_53">data</text:span><text:span text:style-name="T1_54"><text:s/></text:span><text:span text:style-name="T1_55">we</text:span><text:span text:style-name="T1_56"><text:s/></text:span><text:span text:style-name="T1_57">have</text:span><text:span text:style-name="T1_58"><text:s/></text:span><text:span text:style-name="T1_59">access</text:span><text:span text:style-name="T1_60"><text:s/></text:span><text:span text:style-name="T1_61">to</text:span><text:span text:style-name="T1_62">,<text:s/></text:span><text:span text:style-name="T1_63">and</text:span><text:span text:style-name="T1_64"><text:s/></text:span><text:span text:style-name="T1_65">to</text:span><text:span text:style-name="T1_66"><text:s/></text:span><text:span text:style-name="T1_67">what</text:span><text:span text:style-name="T1_68"><text:s/></text:span><text:span text:style-name="T1_69">degree</text:span><text:span text:style-name="T1_70">.</text:span></text:p>
      <text:h text:style-name="P2" text:outline-level="10"><text:bookmark-start text:name="h.igtffsy2fzzl"/><text:bookmark-end text:name="h.igtffsy2fzzl"/><text:span text:style-name="T2_1">Production</text:span><text:span text:style-name="T2_2"><text:s/></text:span><text:span text:style-name="T2_3">Instance</text:span></text:h>
      <text:p text:style-name="P3"><text:span text:style-name="T3_1">The</text:span><text:span text:style-name="T3_2"><text:s/></text:span><text:span text:style-name="T3_3">production</text:span><text:span text:style-name="T3_4"><text:s/></text:span><text:span text:style-name="T3_5">instance</text:span><text:span text:style-name="T3_6"><text:s/></text:span><text:span text:style-name="T3_7">of</text:span><text:span text:style-name="T3_8"><text:s/></text:span><text:span text:style-name="T3_9">charsheet</text:span><text:span text:style-name="T3_10"><text:s/></text:span><text:span text:style-name="T3_11">is</text:span><text:span text:style-name="T3_12"><text:s/></text:span><text:span text:style-name="T3_13"><text:a xlink:type="simple" xlink:href="http://charsheet-oddshocks.rhcloud.com/"><text:span text:style-name="T3_14">on</text:span></text:a></text:span><text:span text:style-name="T3_15"><text:a xlink:type="simple" xlink:href="http://charsheet-oddshocks.rhcloud.com/"><text:span text:style-name="T3_16"><text:s/></text:span></text:a></text:span><text:span text:style-name="T3_17"><text:a xlink:type="simple" xlink:href="http://charsheet-oddshocks.rhcloud.com/"><text:span text:style-name="T3_18">the</text:span></text:a></text:span><text:span text:style-name="T3_19"><text:a xlink:type="simple" xlink:href="http://charsheet-oddshocks.rhcloud.com/"><text:span text:style-name="T3_20"><text:s/></text:span></text:a></text:span><text:span text:style-name="T3_21"><text:a xlink:type="simple" xlink:href="http://charsheet-oddshocks.rhcloud.com/"><text:span text:style-name="T3_22">Red</text:span></text:a></text:span><text:span text:style-name="T3_23"><text:a xlink:type="simple" xlink:href="http://charsheet-oddshocks.rhcloud.com/"><text:span text:style-name="T3_24"><text:s/></text:span></text:a></text:span><text:span text:style-name="T3_25"><text:a xlink:type="simple" xlink:href="http://charsheet-oddshocks.rhcloud.com/"><text:span text:style-name="T3_26">Hat</text:span></text:a></text:span><text:span text:style-name="T3_27"><text:a xlink:type="simple" xlink:href="http://charsheet-oddshocks.rhcloud.com/"><text:span text:style-name="T3_28"><text:s/></text:span></text:a></text:span><text:span text:style-name="T3_29"><text:a xlink:type="simple" xlink:href="http://charsheet-oddshocks.rhcloud.com/"><text:span text:style-name="T3_30">cloud</text:span></text:a></text:span><text:span text:style-name="T3_31">.<text:s/></text:span><text:span text:style-name="T3_32">This</text:span><text:span text:style-name="T3_33"><text:s/></text:span><text:span text:style-name="T3_34">version</text:span><text:span text:style-name="T3_35"><text:s/></text:span><text:span text:style-name="T3_36">can</text:span><text:span text:style-name="T3_37"><text:s/></text:span><text:span text:style-name="T3_38">be</text:span><text:span text:style-name="T3_39"><text:s/></text:span><text:span text:style-name="T3_40">assumed</text:span><text:span text:style-name="T3_41"><text:s/></text:span><text:span text:style-name="T3_42">to</text:span><text:span text:style-name="T3_43"><text:s/></text:span><text:span text:style-name="T3_44">include</text:span><text:span text:style-name="T3_45"><text:s/></text:span><text:span text:style-name="T3_46">updates</text:span><text:span text:style-name="T3_47"><text:s/></text:span><text:span text:style-name="T3_48">at</text:span><text:span text:style-name="T3_49"><text:s/></text:span><text:span text:style-name="T3_50">least</text:span><text:span text:style-name="T3_51"><text:s/></text:span><text:span text:style-name="T3_52">up</text:span><text:span text:style-name="T3_53"><text:s/></text:span><text:span text:style-name="T3_54">to</text:span><text:span text:style-name="T3_55"><text:s/></text:span><text:span text:style-name="T3_56">the</text:span><text:span text:style-name="T3_57"><text:s/></text:span><text:span text:style-name="T3_58">end</text:span><text:span text:style-name="T3_59"><text:s/></text:span><text:span text:style-name="T3_60">of</text:span><text:span text:style-name="T3_61"><text:s/></text:span><text:span text:style-name="T3_62">the</text:span><text:span text:style-name="T3_63"><text:s/></text:span><text:span text:style-name="T3_64">prior</text:span><text:span text:style-name="T3_65"><text:s/></text:span><text:span text:style-name="T3_66">day</text:span><text:span text:style-name="T3_67">.</text:span></text:p>
      <text:h text:style-name="P4" text:outline-level="10"><text:bookmark-start text:name="h.casltog76nsy"/><text:bookmark-end text:name="h.casltog76nsy"/><text:span text:style-name="T4_1">Current</text:span><text:span text:style-name="T4_2"><text:s/></text:span><text:span text:style-name="T4_3">Features</text:span></text:h>
      <text:list text:style-name="LS1" xml:id="list0">
        <text:list-item>
          <text:p text:style-name="P5"><text:span text:style-name="T5_1">Generate</text:span><text:span text:style-name="T5_2"><text:s/></text:span><text:span text:style-name="T5_3">character</text:span><text:span text:style-name="T5_4"><text:s/></text:span><text:span text:style-name="T5_5">sheet</text:span><text:span text:style-name="T5_6"><text:s/></text:span><text:span text:style-name="T5_7">by</text:span><text:span text:style-name="T5_8"><text:s/></text:span><text:span text:style-name="T5_9">picking</text:span><text:span text:style-name="T5_10"><text:s/></text:span><text:span text:style-name="T5_11">and</text:span><text:span text:style-name="T5_12"><text:s/></text:span><text:span text:style-name="T5_13">choosing</text:span><text:span text:style-name="T5_14"><text:s/></text:span><text:span text:style-name="T5_15">at</text:span><text:span text:style-name="T5_16"><text:s/></text:span><text:span text:style-name="T5_17">least</text:span><text:span text:style-name="T5_18"><text:s/></text:span><text:span text:style-name="T5_19">one</text:span><text:span text:style-name="T5_20"><text:s/></text:span><text:span text:style-name="T5_21">service</text:span><text:span text:style-name="T5_22"><text:s/></text:span><text:span text:style-name="T5_23">between</text:span><text:span text:style-name="T5_24"><text:s/></text:span><text:span text:style-name="T5_25">GitHub</text:span><text:span text:style-name="T5_26">,<text:s/></text:span><text:span text:style-name="T5_27">Ohloh</text:span><text:span text:style-name="T5_28">,<text:s/></text:span><text:span text:style-name="T5_29">Coderall</text:span><text:span text:style-name="T5_30">,<text:s/></text:span><text:span text:style-name="T5_31">Stack</text:span><text:span text:style-name="T5_32"><text:s/></text:span><text:span text:style-name="T5_33">Exchange</text:span><text:span text:style-name="T5_34">,<text:s/></text:span><text:span text:style-name="T5_35">and</text:span><text:span text:style-name="T5_36"><text:s/></text:span><text:span text:style-name="T5_37">Fedora</text:span><text:span text:style-name="T5_38"><text:s/></text:span><text:span text:style-name="T5_39">Account</text:span><text:span text:style-name="T5_40"><text:s/></text:span><text:span text:style-name="T5_41">System</text:span><text:span text:style-name="T5_42"><text:s/>(</text:span><text:span text:style-name="T5_43">FAS</text:span><text:span text:style-name="T5_44">)<text:s/></text:span><text:span text:style-name="T5_45">services</text:span></text:p>
        </text:list-item>
        <text:list-item>
          <text:p text:style-name="P6"><text:span text:style-name="T6_1">Basic</text:span><text:span text:style-name="T6_2"><text:s/></text:span><text:span text:style-name="T6_3">generated</text:span><text:span text:style-name="T6_4"><text:s/></text:span><text:span text:style-name="T6_5">statistics</text:span><text:span text:style-name="T6_6"><text:s/></text:span><text:span text:style-name="T6_7">about</text:span><text:span text:style-name="T6_8"><text:s/></text:span><text:span text:style-name="T6_9">your</text:span><text:span text:style-name="T6_10"><text:s/></text:span><text:span text:style-name="T6_11">code</text:span><text:span text:style-name="T6_12"><text:s/></text:span><text:span text:style-name="T6_13">repositories</text:span></text:p>
        </text:list-item>
        <text:list-item>
          <text:p text:style-name="P7"><text:span text:style-name="T7_1">View</text:span><text:span text:style-name="T7_2"><text:s/></text:span><text:span text:style-name="T7_3">Ohloh</text:span><text:span text:style-name="T7_4"><text:s/></text:span><text:span text:style-name="T7_5">widget</text:span><text:span text:style-name="T7_6"><text:s/></text:span><text:span text:style-name="T7_7">and</text:span><text:span text:style-name="T7_8"><text:s/></text:span><text:span text:style-name="T7_9">information</text:span><text:span text:style-name="T7_10">,<text:s/></text:span><text:span text:style-name="T7_11">including</text:span><text:span text:style-name="T7_12"><text:s/></text:span><text:span text:style-name="T7_13">number</text:span><text:span text:style-name="T7_14"><text:s/></text:span><text:span text:style-name="T7_15">of</text:span><text:span text:style-name="T7_16"><text:s/></text:span><text:span text:style-name="T7_17">commits</text:span><text:span text:style-name="T7_18">,<text:s/></text:span><text:span text:style-name="T7_19">number</text:span><text:span text:style-name="T7_20"><text:s/></text:span><text:span text:style-name="T7_21">of</text:span><text:span text:style-name="T7_22"><text:s/></text:span><text:span text:style-name="T7_23">kudos</text:span><text:span text:style-name="T7_24">,<text:s/></text:span><text:span text:style-name="T7_25">kudo</text:span><text:span text:style-name="T7_26"><text:s/></text:span><text:span text:style-name="T7_27">rank</text:span><text:span text:style-name="T7_28">,<text:s/></text:span><text:span text:style-name="T7_29">and</text:span><text:span text:style-name="T7_30"><text:s/></text:span><text:span text:style-name="T7_31">Ohloh</text:span><text:span text:style-name="T7_32"><text:s/></text:span><text:span text:style-name="T7_33">position</text:span></text:p>
        </text:list-item>
        <text:list-item>
          <text:p text:style-name="P8"><text:span text:style-name="T8_1">View</text:span><text:span text:style-name="T8_2"><text:s/></text:span><text:span text:style-name="T8_3">Coderwall</text:span><text:span text:style-name="T8_4"><text:s/></text:span><text:span text:style-name="T8_5">badges</text:span></text:p>
        </text:list-item>
        <text:list-item>
          <text:p text:style-name="P9"><text:span text:style-name="T9_1">View</text:span><text:span text:style-name="T9_2"><text:s/></text:span><text:span text:style-name="T9_3">FAS</text:span><text:span text:style-name="T9_4"><text:s/></text:span><text:span text:style-name="T9_5">affiliation</text:span><text:span text:style-name="T9_6"><text:s/></text:span><text:span text:style-name="T9_7">and</text:span><text:span text:style-name="T9_8"><text:s/></text:span><text:span text:style-name="T9_9">status</text:span></text:p>
        </text:list-item>
        <text:list-item>
          <text:p text:style-name="P10"><text:span text:style-name="T10_1">View</text:span><text:span text:style-name="T10_2"><text:s/></text:span><text:span text:style-name="T10_3">list</text:span><text:span text:style-name="T10_4"><text:s/></text:span><text:span text:style-name="T10_5">of</text:span><text:span text:style-name="T10_6"><text:s/></text:span><text:span text:style-name="T10_7">recent</text:span><text:span text:style-name="T10_8"><text:s/></text:span><text:span text:style-name="T10_9">GitHub</text:span><text:span text:style-name="T10_10"><text:s/></text:span><text:span text:style-name="T10_11">activity</text:span><text:span text:style-name="T10_12">,<text:s/></text:span><text:span text:style-name="T10_13">color</text:span><text:span text:style-name="T10_14"><text:s/></text:span><text:span text:style-name="T10_15">coded</text:span><text:span text:style-name="T10_16"><text:s/></text:span><text:span text:style-name="T10_17">into</text:span><text:span text:style-name="T10_18"><text:s/></text:span><text:span text:style-name="T10_19">categories</text:span><text:span text:style-name="T10_20"><text:s/></text:span><text:span text:style-name="T10_21">including</text:span><text:span text:style-name="T10_22"><text:s/></text:span><text:span text:style-name="T10_23">pushes</text:span><text:span text:style-name="T10_24">,<text:s/></text:span><text:span text:style-name="T10_25">issues</text:span><text:span text:style-name="T10_26">,<text:s/></text:span><text:span text:style-name="T10_27">comments</text:span><text:span text:style-name="T10_28">,<text:s/></text:span><text:span text:style-name="T10_29">pull</text:span><text:span text:style-name="T10_30"><text:s/></text:span><text:span text:style-name="T10_31">requests</text:span><text:span text:style-name="T10_32">,<text:s/></text:span><text:span text:style-name="T10_33">follows</text:span><text:span text:style-name="T10_34">,<text:s/></text:span><text:span text:style-name="T10_35">watches</text:span><text:span text:style-name="T10_36">,<text:s/></text:span><text:span text:style-name="T10_37">and</text:span><text:span text:style-name="T10_38"><text:s/></text:span><text:span text:style-name="T10_39">forks</text:span></text:p>
        </text:list-item>
      </text:list>
      <text:h text:style-name="P11" text:outline-level="10"><text:bookmark-start text:name="h.npr8gs2y2d9b"/><text:bookmark-end text:name="h.npr8gs2y2d9b"/><text:span text:style-name="T11_1">Design</text:span><text:span text:style-name="T11_2"><text:s/></text:span><text:span text:style-name="T11_3">Required</text:span></text:h>
      <text:p text:style-name="P12"><text:span text:style-name="T12_1">We</text:span><text:span text:style-name="T12_2"><text:s/></text:span><text:span text:style-name="T12_3">have</text:span><text:span text:style-name="T12_4"><text:s/></text:span><text:span text:style-name="T12_5">an</text:span><text:span text:style-name="T12_6"><text:s/></text:span><text:span text:style-name="T12_7">idea</text:span><text:span text:style-name="T12_8"><text:s/></text:span><text:span text:style-name="T12_9">what</text:span><text:span text:style-name="T12_10"><text:s/></text:span><text:span text:style-name="T12_11">sort</text:span><text:span text:style-name="T12_12"><text:s/></text:span><text:span text:style-name="T12_13">of</text:span><text:span text:style-name="T12_14"><text:s/></text:span><text:span text:style-name="T12_15">data</text:span><text:span text:style-name="T12_16"><text:s/></text:span><text:span text:style-name="T12_17">we</text:span><text:span text:style-name="T12_18"><text:s/></text:span><text:span text:style-name="T12_19">need</text:span><text:span text:style-name="T12_20"><text:s/></text:span><text:span text:style-name="T12_21">to</text:span><text:span text:style-name="T12_22"><text:s/></text:span><text:span text:style-name="T12_23">generate</text:span><text:span text:style-name="T12_24"><text:s/></text:span><text:span text:style-name="T12_25">to</text:span><text:span text:style-name="T12_26"><text:s/></text:span><text:span text:style-name="T12_27">flesh</text:span><text:span text:style-name="T12_28"><text:s/></text:span><text:span text:style-name="T12_29">out</text:span><text:span text:style-name="T12_30"><text:s/></text:span><text:span text:style-name="T12_31">charsheet</text:span><text:span text:style-name="T12_32"><text:s/></text:span><text:span text:style-name="T12_33">the</text:span><text:span text:style-name="T12_34"><text:s/></text:span><text:span text:style-name="T12_35">way</text:span><text:span text:style-name="T12_36"><text:s/></text:span><text:span text:style-name="T12_37">we</text:span><text:span text:style-name="T12_38"><text:s/></text:span><text:span text:style-name="T12_39">envision</text:span><text:span text:style-name="T12_40"><text:s/></text:span><text:span text:style-name="T12_41">it</text:span><text:span text:style-name="T12_42">.</text:span></text:p>
      <text:h text:style-name="P13" text:outline-level="10"><text:bookmark-start text:name="h.tblyc67oyrbf"/><text:bookmark-end text:name="h.tblyc67oyrbf"/><text:span text:style-name="T13_1">Attribute</text:span><text:span text:style-name="T13_2"><text:s/></text:span><text:span text:style-name="T13_3">Scores</text:span></text:h>
      <text:p text:style-name="P14"><text:span text:style-name="T14_1">We</text:span><text:span text:style-name="T14_2">’</text:span><text:span text:style-name="T14_3">re</text:span><text:span text:style-name="T14_4"><text:s/></text:span><text:span text:style-name="T14_5">looking</text:span><text:span text:style-name="T14_6"><text:s/></text:span><text:span text:style-name="T14_7">for</text:span><text:span text:style-name="T14_8"><text:s/>6<text:s/></text:span><text:span text:style-name="T14_9">to</text:span><text:span text:style-name="T14_10"><text:s/>12<text:s/></text:span><text:span text:style-name="T14_11">attribute</text:span><text:span text:style-name="T14_12"><text:s/></text:span><text:span text:style-name="T14_13">scores</text:span><text:span text:style-name="T14_14">.<text:s/></text:span><text:span text:style-name="T14_15">These</text:span><text:span text:style-name="T14_16"><text:s/></text:span><text:span text:style-name="T14_17">should</text:span><text:span text:style-name="T14_18"><text:s/></text:span><text:span text:style-name="T14_19">be</text:span><text:span text:style-name="T14_20"><text:s/></text:span><text:span text:style-name="T14_21">overarching</text:span><text:span text:style-name="T14_22"><text:s/></text:span><text:span text:style-name="T14_23">statistics</text:span><text:span text:style-name="T14_24">,<text:s/></text:span><text:span text:style-name="T14_25">describing</text:span><text:span text:style-name="T14_26"><text:s/></text:span><text:span text:style-name="T14_27">the</text:span><text:span text:style-name="T14_28"><text:s/></text:span><text:span text:style-name="T14_29">developer</text:span><text:span text:style-name="T14_30">’</text:span><text:span text:style-name="T14_31">s</text:span><text:span text:style-name="T14_32"><text:s/></text:span><text:span text:style-name="T14_33">base</text:span><text:span text:style-name="T14_34"><text:s/></text:span><text:span text:style-name="T14_35">qualities</text:span><text:span text:style-name="T14_36">.<text:s/></text:span><text:span text:style-name="T14_37">The</text:span><text:span text:style-name="T14_38"><text:s/></text:span><text:span text:style-name="T14_39">D</text:span><text:span text:style-name="T14_40">&amp;</text:span><text:span text:style-name="T14_41">D</text:span><text:span text:style-name="T14_42"><text:s/></text:span><text:span text:style-name="T14_43">analog</text:span><text:span text:style-name="T14_44"><text:s/></text:span><text:span text:style-name="T14_45">to</text:span><text:span text:style-name="T14_46"><text:s/></text:span><text:span text:style-name="T14_47">these</text:span><text:span text:style-name="T14_48"><text:s/></text:span><text:span text:style-name="T14_49">are</text:span><text:span text:style-name="T14_50"><text:s/></text:span><text:span text:style-name="T14_51">things</text:span><text:span text:style-name="T14_52"><text:s/></text:span><text:span text:style-name="T14_53">like</text:span><text:span text:style-name="T14_54"><text:s/></text:span><text:span text:style-name="T14_55">Strength</text:span><text:span text:style-name="T14_56">,<text:s/></text:span><text:span text:style-name="T14_57">Intelligence</text:span><text:span text:style-name="T14_58">,<text:s/></text:span><text:span text:style-name="T14_59">Constitution</text:span><text:span text:style-name="T14_60">,<text:s/></text:span><text:span text:style-name="T14_61">Intelligence</text:span><text:span text:style-name="T14_62">,<text:s/></text:span><text:span text:style-name="T14_63">Wisdom</text:span><text:span text:style-name="T14_64">,<text:s/></text:span><text:span text:style-name="T14_65">and</text:span><text:span text:style-name="T14_66"><text:s/></text:span><text:span text:style-name="T14_67">Charisma</text:span><text:span text:style-name="T14_68">.<text:s/></text:span><text:span text:style-name="T14_69">The</text:span><text:span text:style-name="T14_70"><text:s/></text:span><text:span text:style-name="T14_71">difference</text:span><text:span text:style-name="T14_72"><text:s/></text:span><text:span text:style-name="T14_73">here</text:span><text:span text:style-name="T14_74"><text:s/></text:span><text:span text:style-name="T14_75">is</text:span><text:span text:style-name="T14_76"><text:s/></text:span><text:span text:style-name="T14_77">that</text:span><text:span text:style-name="T14_78"><text:s/></text:span><text:span text:style-name="T14_79">where</text:span><text:span text:style-name="T14_80"><text:s/></text:span><text:span text:style-name="T14_81">in</text:span><text:span text:style-name="T14_82"><text:s/></text:span><text:span text:style-name="T14_83">D</text:span><text:span text:style-name="T14_84">&amp;</text:span><text:span text:style-name="T14_85">D</text:span><text:span text:style-name="T14_86"><text:s/></text:span><text:span text:style-name="T14_87">your</text:span><text:span text:style-name="T14_88"><text:s/></text:span><text:span text:style-name="T14_89">attributes</text:span><text:span text:style-name="T14_90"><text:s/></text:span><text:span text:style-name="T14_91">determine</text:span><text:span text:style-name="T14_92"><text:s/></text:span><text:span text:style-name="T14_93">the</text:span><text:span text:style-name="T14_94"><text:s/></text:span><text:span text:style-name="T14_95">modifiers</text:span><text:span text:style-name="T14_96"><text:s/></text:span><text:span text:style-name="T14_97">to</text:span><text:span text:style-name="T14_98"><text:s/></text:span><text:span text:style-name="T14_99">your</text:span><text:span text:style-name="T14_100"><text:s/></text:span><text:span text:style-name="T14_101">skills</text:span><text:span text:style-name="T14_102">,<text:s/></text:span><text:span text:style-name="T14_103">in</text:span><text:span text:style-name="T14_104"><text:s/></text:span><text:span text:style-name="T14_105">charsheet</text:span><text:span text:style-name="T14_106">,<text:s/></text:span><text:span text:style-name="T14_107">your</text:span><text:span text:style-name="T14_108"><text:s/></text:span><text:span text:style-name="T14_109">attributes</text:span><text:span text:style-name="T14_110"><text:s/></text:span><text:span text:style-name="T14_111">should</text:span><text:span text:style-name="T14_112"><text:s/></text:span><text:span text:style-name="T14_113">be</text:span><text:span text:style-name="T14_114"><text:s/></text:span><text:span text:style-name="T14_115">determined</text:span><text:span text:style-name="T14_116"><text:s/></text:span><text:span text:style-name="T14_117">by</text:span><text:span text:style-name="T14_118"><text:s/></text:span><text:span text:style-name="T14_119">an</text:span><text:span text:style-name="T14_120"><text:s/></text:span><text:span text:style-name="T14_121">analysis</text:span><text:span text:style-name="T14_122"><text:s/></text:span><text:span text:style-name="T14_123">of</text:span><text:span text:style-name="T14_124"><text:s/></text:span><text:span text:style-name="T14_125">your</text:span><text:span text:style-name="T14_126"><text:s/></text:span><text:span text:style-name="T14_127">skills</text:span><text:span text:style-name="T14_128">.</text:span></text:p>
      <text:h text:style-name="P15" text:outline-level="10"><text:bookmark-start text:name="h.vw3l04ycls5"/><text:bookmark-end text:name="h.vw3l04ycls5"/><text:span text:style-name="T15_1">Skills</text:span></text:h>
      <text:p text:style-name="P16"><text:span text:style-name="T16_1">We</text:span><text:span text:style-name="T16_2">’</text:span><text:span text:style-name="T16_3">re</text:span><text:span text:style-name="T16_4"><text:s/></text:span><text:span text:style-name="T16_5">looking</text:span><text:span text:style-name="T16_6"><text:s/></text:span><text:span text:style-name="T16_7">for</text:span><text:span text:style-name="T16_8"><text:s/></text:span><text:span text:style-name="T16_9">at</text:span><text:span text:style-name="T16_10"><text:s/></text:span><text:span text:style-name="T16_11">least</text:span><text:span text:style-name="T16_12"><text:s/>16+<text:s/></text:span><text:span text:style-name="T16_13">skills</text:span><text:span text:style-name="T16_14">,<text:s/></text:span><text:span text:style-name="T16_15">probably</text:span><text:span text:style-name="T16_16"><text:s/></text:span><text:span text:style-name="T16_17">limiting</text:span><text:span text:style-name="T16_18"><text:s/></text:span><text:span text:style-name="T16_19">it</text:span><text:span text:style-name="T16_20"><text:s/></text:span><text:span text:style-name="T16_21">to</text:span><text:span text:style-name="T16_22"><text:s/></text:span><text:span text:style-name="T16_23">a</text:span><text:span text:style-name="T16_24"><text:s/></text:span><text:span text:style-name="T16_25">max</text:span><text:span text:style-name="T16_26"><text:s/></text:span><text:span text:style-name="T16_27">of</text:span><text:span text:style-name="T16_28"><text:s/>32<text:s/></text:span><text:span text:style-name="T16_29">just</text:span><text:span text:style-name="T16_30"><text:s/></text:span><text:span text:style-name="T16_31">to</text:span><text:span text:style-name="T16_32"><text:s/></text:span><text:span text:style-name="T16_33">make</text:span><text:span text:style-name="T16_34"><text:s/></text:span><text:span text:style-name="T16_35">sure</text:span><text:span text:style-name="T16_36"><text:s/></text:span><text:span text:style-name="T16_37">the</text:span><text:span text:style-name="T16_38"><text:s/></text:span><text:span text:style-name="T16_39">sheet</text:span><text:span text:style-name="T16_40"><text:s/></text:span><text:span text:style-name="T16_41">is</text:span><text:span text:style-name="T16_42"><text:s/></text:span><text:span text:style-name="T16_43">well</text:span><text:span text:style-name="T16_44">-</text:span><text:span text:style-name="T16_45">rounded</text:span><text:span text:style-name="T16_46"><text:s/></text:span><text:span text:style-name="T16_47">and</text:span><text:span text:style-name="T16_48"><text:s/></text:span><text:span text:style-name="T16_49">balanced</text:span><text:span text:style-name="T16_50"><text:s/></text:span><text:span text:style-name="T16_51">for</text:span><text:span text:style-name="T16_52"><text:s/></text:span><text:span text:style-name="T16_53">demonstration</text:span><text:span text:style-name="T16_54"><text:s/></text:span><text:span text:style-name="T16_55">purposes</text:span><text:span text:style-name="T16_56">.<text:s/></text:span><text:span text:style-name="T16_57">You</text:span><text:span text:style-name="T16_58"><text:s/></text:span><text:span text:style-name="T16_59">guys</text:span><text:span text:style-name="T16_60"><text:s/></text:span><text:span text:style-name="T16_61">have</text:span><text:span text:style-name="T16_62"><text:s/></text:span><text:span text:style-name="T16_63">some</text:span><text:span text:style-name="T16_64"><text:s/></text:span><text:span text:style-name="T16_65">freedom</text:span><text:span text:style-name="T16_66"><text:s/></text:span><text:span text:style-name="T16_67">to</text:span><text:span text:style-name="T16_68"><text:s/></text:span><text:span text:style-name="T16_69">determine</text:span><text:span text:style-name="T16_70"><text:s/></text:span><text:span text:style-name="T16_71">how</text:span><text:span text:style-name="T16_72"><text:s/></text:span><text:span text:style-name="T16_73">general</text:span><text:span text:style-name="T16_74"><text:s/></text:span><text:span text:style-name="T16_75">or</text:span><text:span text:style-name="T16_76"><text:s/></text:span><text:span text:style-name="T16_77">specific</text:span><text:span text:style-name="T16_78"><text:s/></text:span><text:span text:style-name="T16_79">the</text:span><text:span text:style-name="T16_80"><text:s/></text:span><text:span text:style-name="T16_81">skills</text:span><text:span text:style-name="T16_82"><text:s/></text:span><text:span text:style-name="T16_83">are</text:span><text:span text:style-name="T16_84">.<text:s/></text:span><text:span text:style-name="T16_85">Skills</text:span><text:span text:style-name="T16_86"><text:s/></text:span><text:span text:style-name="T16_87">like</text:span><text:span text:style-name="T16_88"><text:s/>“</text:span><text:span text:style-name="T16_89">Python</text:span><text:span text:style-name="T16_90">,<text:s/></text:span><text:span text:style-name="T16_91">SQLite</text:span><text:span text:style-name="T16_92">,<text:s/></text:span><text:span text:style-name="T16_93">JSON</text:span><text:span text:style-name="T16_94">”<text:s/></text:span><text:span text:style-name="T16_95">would</text:span><text:span text:style-name="T16_96"><text:s/></text:span><text:span text:style-name="T16_97">be</text:span><text:span text:style-name="T16_98"><text:s/></text:span><text:span text:style-name="T16_99">acceptable</text:span><text:span text:style-name="T16_100">,<text:s/></text:span><text:span text:style-name="T16_101">as</text:span><text:span text:style-name="T16_102"><text:s/></text:span><text:span text:style-name="T16_103">would</text:span><text:span text:style-name="T16_104"><text:s/></text:span><text:span text:style-name="T16_105">skills</text:span><text:span text:style-name="T16_106"><text:s/></text:span><text:span text:style-name="T16_107">like</text:span><text:span text:style-name="T16_108"><text:s/>“</text:span><text:span text:style-name="T16_109">High</text:span><text:span text:style-name="T16_110">-</text:span><text:span text:style-name="T16_111">level</text:span><text:span text:style-name="T16_112"><text:s/></text:span><text:span text:style-name="T16_113">Programming</text:span><text:span text:style-name="T16_114">,<text:s/></text:span><text:span text:style-name="T16_115">OS</text:span><text:span text:style-name="T16_116"><text:s/></text:span><text:span text:style-name="T16_117">Development</text:span><text:span text:style-name="T16_118">,<text:s/></text:span><text:span text:style-name="T16_119">Documentation</text:span><text:span text:style-name="T16_120">”.<text:s/></text:span><text:span text:style-name="T16_121">Just</text:span><text:span text:style-name="T16_122"><text:s/></text:span><text:span text:style-name="T16_123">make</text:span><text:span text:style-name="T16_124"><text:s/></text:span><text:span text:style-name="T16_125">sure</text:span><text:span text:style-name="T16_126"><text:s/></text:span><text:span text:style-name="T16_127">things</text:span><text:span text:style-name="T16_128"><text:s/></text:span><text:span text:style-name="T16_129">are</text:span><text:span text:style-name="T16_130"><text:s/></text:span><text:span text:style-name="T16_131">reasonable</text:span><text:span text:style-name="T16_132"><text:s/></text:span><text:span text:style-name="T16_133">and</text:span><text:span text:style-name="T16_134"><text:s/></text:span><text:span text:style-name="T16_135">balanced</text:span><text:span text:style-name="T16_136">.</text:span></text:p>
      <text:h text:style-name="P17" text:outline-level="10"><text:bookmark-start text:name="h.26m91cbsnx5k"/><text:bookmark-end text:name="h.26m91cbsnx5k"/><text:span text:style-name="T17_1">Anything</text:span><text:span text:style-name="T17_2"><text:s/></text:span><text:span text:style-name="T17_3">Else</text:span></text:h>
      <text:p text:style-name="P18"><text:span text:style-name="T18_1">Beyond</text:span><text:span text:style-name="T18_2"><text:s/></text:span><text:span text:style-name="T18_3">attributes</text:span><text:span text:style-name="T18_4"><text:s/></text:span><text:span text:style-name="T18_5">and</text:span><text:span text:style-name="T18_6"><text:s/></text:span><text:span text:style-name="T18_7">skills</text:span><text:span text:style-name="T18_8">,<text:s/></text:span><text:span text:style-name="T18_9">we</text:span><text:span text:style-name="T18_10">’</text:span><text:span text:style-name="T18_11">re</text:span><text:span text:style-name="T18_12"><text:s/></text:span><text:span text:style-name="T18_13">open</text:span><text:span text:style-name="T18_14"><text:s/></text:span><text:span text:style-name="T18_15">to</text:span><text:span text:style-name="T18_16"><text:s/></text:span><text:span text:style-name="T18_17">any</text:span><text:span text:style-name="T18_18"><text:s/></text:span><text:span text:style-name="T18_19">sort</text:span><text:span text:style-name="T18_20"><text:s/></text:span><text:span text:style-name="T18_21">of</text:span><text:span text:style-name="T18_22"><text:s/></text:span><text:span text:style-name="T18_23">other</text:span><text:span text:style-name="T18_24"><text:s/></text:span><text:span text:style-name="T18_25">demonstrations</text:span><text:span text:style-name="T18_26"><text:s/></text:span><text:span text:style-name="T18_27">you</text:span><text:span text:style-name="T18_28">’</text:span><text:span text:style-name="T18_29">d</text:span><text:span text:style-name="T18_30"><text:s/></text:span><text:span text:style-name="T18_31">like</text:span><text:span text:style-name="T18_32"><text:s/></text:span><text:span text:style-name="T18_33">to</text:span><text:span text:style-name="T18_34"><text:s/></text:span><text:span text:style-name="T18_35">see</text:span><text:span text:style-name="T18_36">.<text:s/></text:span><text:span text:style-name="T18_37">This</text:span><text:span text:style-name="T18_38"><text:s/></text:span><text:span text:style-name="T18_39">can</text:span><text:span text:style-name="T18_40"><text:s/></text:span><text:span text:style-name="T18_41">be</text:span><text:span text:style-name="T18_42"><text:s/></text:span><text:span text:style-name="T18_43">something</text:span><text:span text:style-name="T18_44"><text:s/></text:span><text:span text:style-name="T18_45">like</text:span><text:span text:style-name="T18_46"><text:s/></text:span><text:span text:style-name="T18_47">abilities</text:span><text:span text:style-name="T18_48">,<text:s/></text:span><text:span text:style-name="T18_49">talents</text:span><text:span text:style-name="T18_50">,<text:s/></text:span><text:span text:style-name="T18_51">and</text:span><text:span text:style-name="T18_52"><text:s/></text:span><text:span text:style-name="T18_53">traits</text:span><text:span text:style-name="T18_54">,<text:s/></text:span><text:span text:style-name="T18_55">or</text:span><text:span text:style-name="T18_56"><text:s/></text:span><text:span text:style-name="T18_57">something</text:span><text:span text:style-name="T18_58"><text:s/></text:span><text:span text:style-name="T18_59">closer</text:span><text:span text:style-name="T18_60"><text:s/></text:span><text:span text:style-name="T18_61">to</text:span><text:span text:style-name="T18_62"><text:s/></text:span><text:span text:style-name="T18_63">the</text:span><text:span text:style-name="T18_64"><text:s/></text:span><text:span text:style-name="T18_65">FOSS</text:span><text:span text:style-name="T18_66"><text:s/></text:span><text:span text:style-name="T18_67">RPG</text:span><text:span text:style-name="T18_68">,<text:s/></text:span><text:span text:style-name="T18_69">like</text:span><text:span text:style-name="T18_70"><text:s/></text:span><text:span text:style-name="T18_71">abilities</text:span><text:span text:style-name="T18_72"><text:s/></text:span><text:span text:style-name="T18_73">or</text:span><text:span text:style-name="T18_74"><text:s/></text:span><text:span text:style-name="T18_75">the</text:span><text:span text:style-name="T18_76"><text:s/></text:span><text:span text:style-name="T18_77">in</text:span><text:span text:style-name="T18_78">-</text:span><text:span text:style-name="T18_79">game</text:span><text:span text:style-name="T18_80"><text:s/></text:span><text:span text:style-name="T18_81">character</text:span><text:span text:style-name="T18_82"><text:s/></text:span><text:span text:style-name="T18_83">statistics</text:span><text:span text:style-name="T18_84"><text:s/></text:span><text:span text:style-name="T18_85">you</text:span><text:span text:style-name="T18_86">’</text:span><text:span text:style-name="T18_87">ve</text:span><text:span text:style-name="T18_88"><text:s/></text:span><text:span text:style-name="T18_89">developed</text:span><text:span text:style-name="T18_90">.</text:span></text:p>
      <text:h text:style-name="P19" text:outline-level="10"><text:bookmark-start text:name="h.2s4244owo3g1"/><text:bookmark-end text:name="h.2s4244owo3g1"/><text:span text:style-name="T19_1">Available</text:span><text:span text:style-name="T19_2"><text:s/></text:span><text:span text:style-name="T19_3">Data</text:span></text:h>
      <text:h text:style-name="P20" text:outline-level="10"><text:bookmark-start text:name="h.gyr56sf9ig34"/><text:bookmark-end text:name="h.gyr56sf9ig34"/><text:span text:style-name="T20_1">Easier</text:span></text:h>
      <text:p text:style-name="P21"><text:span text:style-name="T21_1">This</text:span><text:span text:style-name="T21_2"><text:s/></text:span><text:span text:style-name="T21_3">is</text:span><text:span text:style-name="T21_4"><text:s/></text:span><text:span text:style-name="T21_5">stuff</text:span><text:span text:style-name="T21_6"><text:s/></text:span><text:span text:style-name="T21_7">we</text:span><text:span text:style-name="T21_8"><text:s/></text:span><text:span text:style-name="T21_9">can</text:span><text:span text:style-name="T21_10"><text:s/></text:span><text:span text:style-name="T21_11">get</text:span><text:span text:style-name="T21_12"><text:s/></text:span><text:span text:style-name="T21_13">right</text:span><text:span text:style-name="T21_14"><text:s/></text:span><text:span text:style-name="T21_15">now</text:span><text:span text:style-name="T21_16"><text:s/></text:span><text:span text:style-name="T21_17">with</text:span><text:span text:style-name="T21_18"><text:s/></text:span><text:span text:style-name="T21_19">a</text:span><text:span text:style-name="T21_20"><text:s/></text:span><text:span text:style-name="T21_21">simple</text:span><text:span text:style-name="T21_22"><text:s/></text:span><text:span text:style-name="T21_23">API</text:span><text:span text:style-name="T21_24"><text:s/></text:span><text:span text:style-name="T21_25">call</text:span><text:span text:style-name="T21_26">.</text:span></text:p>
      <text:list text:style-name="LS2" xml:id="list6">
        <text:list-item>
          <text:p text:style-name="P22"><text:span text:style-name="T22_1">Service</text:span><text:span text:style-name="T22_2"><text:s/></text:span><text:span text:style-name="T22_3">account</text:span><text:span text:style-name="T22_4"><text:s/></text:span><text:span text:style-name="T22_5">data</text:span></text:p>
        </text:list-item>
        <text:list-item>
          <text:p text:style-name="P23"><text:span text:style-name="T23_1">Ohloh</text:span><text:span text:style-name="T23_2"><text:s/></text:span><text:span text:style-name="T23_3">project</text:span><text:span text:style-name="T23_4"><text:s/></text:span><text:span text:style-name="T23_5">data</text:span></text:p>
        </text:list-item>
        <text:list-item>
          <text:p text:style-name="P24"><text:span text:style-name="T24_1">GitHub</text:span><text:span text:style-name="T24_2"><text:s/></text:span><text:span text:style-name="T24_3">data</text:span><text:span text:style-name="T24_4">,<text:s/></text:span><text:span text:style-name="T24_5">including</text:span><text:span text:style-name="T24_6"><text:s/></text:span><text:span text:style-name="T24_7">commits</text:span><text:span text:style-name="T24_8">,<text:s/></text:span><text:span text:style-name="T24_9">gists</text:span><text:span text:style-name="T24_10">,<text:s/></text:span><text:span text:style-name="T24_11">pull</text:span><text:span text:style-name="T24_12"><text:s/></text:span><text:span text:style-name="T24_13">requests</text:span><text:span text:style-name="T24_14">,<text:s/></text:span><text:span text:style-name="T24_15">repos</text:span><text:span text:style-name="T24_16">,<text:s/></text:span><text:span text:style-name="T24_17">and</text:span><text:span text:style-name="T24_18"><text:s/></text:span><text:span text:style-name="T24_19">events</text:span></text:p>
        </text:list-item>
        <text:list-item>
          <text:p text:style-name="P25"><text:span text:style-name="T25_1">Coderwall</text:span><text:span text:style-name="T25_2"><text:s/></text:span><text:span text:style-name="T25_3">badges</text:span><text:span text:style-name="T25_4"><text:s/></text:span><text:span text:style-name="T25_5">and</text:span><text:span text:style-name="T25_6"><text:s/></text:span><text:span text:style-name="T25_7">info</text:span><text:span text:style-name="T25_8"><text:s/></text:span><text:span text:style-name="T25_9">about</text:span><text:span text:style-name="T25_10"><text:s/></text:span><text:span text:style-name="T25_11">badges</text:span></text:p>
        </text:list-item>
        <text:list-item>
          <text:p text:style-name="P26"><text:span text:style-name="T26_1">Stack</text:span><text:span text:style-name="T26_2"><text:s/></text:span><text:span text:style-name="T26_3">Exchange</text:span><text:span text:style-name="T26_4"><text:s/></text:span><text:span text:style-name="T26_5">data</text:span><text:span text:style-name="T26_6"><text:s/>(</text:span><text:span text:style-name="T26_7">that</text:span><text:span text:style-name="T26_8"><text:s/></text:span><text:span text:style-name="T26_9">includes</text:span><text:span text:style-name="T26_10"><text:s/></text:span><text:span text:style-name="T26_11">all</text:span><text:span text:style-name="T26_12"><text:s/></text:span><text:span text:style-name="T26_13">Stack</text:span><text:span text:style-name="T26_14"><text:s/></text:span><text:span text:style-name="T26_15">Exchange</text:span><text:span text:style-name="T26_16"><text:s/></text:span><text:span text:style-name="T26_17">services</text:span><text:span text:style-name="T26_18">),<text:s/></text:span><text:span text:style-name="T26_19">including</text:span><text:span text:style-name="T26_20"><text:s/></text:span><text:span text:style-name="T26_21">questions</text:span><text:span text:style-name="T26_22">,<text:s/></text:span><text:span text:style-name="T26_23">answers</text:span><text:span text:style-name="T26_24">,<text:s/></text:span><text:span text:style-name="T26_25">comments</text:span><text:span text:style-name="T26_26">,<text:s/></text:span><text:span text:style-name="T26_27">achievements</text:span><text:span text:style-name="T26_28"><text:s/>(</text:span><text:span text:style-name="T26_29">in</text:span><text:span text:style-name="T26_30"><text:s/></text:span><text:span text:style-name="T26_31">three</text:span><text:span text:style-name="T26_32"><text:s/></text:span><text:span text:style-name="T26_33">different</text:span><text:span text:style-name="T26_34"><text:s/></text:span><text:span text:style-name="T26_35">tiers</text:span><text:span text:style-name="T26_36">),<text:s/></text:span><text:span text:style-name="T26_37">and</text:span><text:span text:style-name="T26_38"><text:s/></text:span><text:span text:style-name="T26_39">reputation</text:span></text:p>
        </text:list-item>
        <text:list-item>
          <text:p text:style-name="P27"><text:span text:style-name="T27_1">FAS</text:span><text:span text:style-name="T27_2"><text:s/></text:span><text:span text:style-name="T27_3">affiliation</text:span><text:span text:style-name="T27_4"><text:s/></text:span><text:span text:style-name="T27_5">and</text:span><text:span text:style-name="T27_6"><text:s/></text:span><text:span text:style-name="T27_7">status</text:span><text:span text:style-name="T27_8"><text:s/>(</text:span><text:span text:style-name="T27_9">active</text:span><text:span text:style-name="T27_10"><text:s/></text:span><text:span text:style-name="T27_11">or</text:span><text:span text:style-name="T27_12"><text:s/></text:span><text:span text:style-name="T27_13">inactive</text:span><text:span text:style-name="T27_14">)</text:span></text:p>
        </text:list-item>
      </text:list>
      <text:h text:style-name="P28" text:outline-level="10"><text:bookmark-start text:name="h.151cza87y6fu"/><text:bookmark-end text:name="h.151cza87y6fu"/><text:span text:style-name="T28_1">Trickier</text:span></text:h>
      <text:p text:style-name="P29"><text:span text:style-name="T29_1">This</text:span><text:span text:style-name="T29_2"><text:s/></text:span><text:span text:style-name="T29_3">stuff</text:span><text:span text:style-name="T29_4"><text:s/></text:span><text:span text:style-name="T29_5">will</text:span><text:span text:style-name="T29_6"><text:s/></text:span><text:span text:style-name="T29_7">require</text:span><text:span text:style-name="T29_8"><text:s/></text:span><text:span text:style-name="T29_9">a</text:span><text:span text:style-name="T29_10"><text:s/></text:span><text:span text:style-name="T29_11">bit</text:span><text:span text:style-name="T29_12"><text:s/></text:span><text:span text:style-name="T29_13">more</text:span><text:span text:style-name="T29_14"><text:s/></text:span><text:span text:style-name="T29_15">data</text:span><text:span text:style-name="T29_16"><text:s/></text:span><text:span text:style-name="T29_17">alchemy</text:span><text:span text:style-name="T29_18">.</text:span></text:p>
      <text:list text:style-name="LS3" xml:id="list12">
        <text:list-item>
          <text:p text:style-name="P30"><text:span text:style-name="T30_1">Fedora</text:span><text:span text:style-name="T30_2"><text:s/></text:span><text:span text:style-name="T30_3">Package</text:span><text:span text:style-name="T30_4"><text:s/></text:span><text:span text:style-name="T30_5">information</text:span></text:p>
        </text:list-item>
      </text:list>
      <text:p text:style-name="P31"/>
      <text:p text:style-name="P32"/>
      <text:h text:style-name="P33" text:outline-level="10"><text:bookmark-start text:name="h.8l5nt2wpyu0m"/><text:bookmark-end text:name="h.8l5nt2wpyu0m"/><text:span text:style-name="T33_1">Game</text:span><text:span text:style-name="T33_2"><text:s/></text:span><text:span text:style-name="T33_3">Team</text:span><text:span text:style-name="T33_4"><text:s/></text:span><text:span text:style-name="T33_5">Thoughts</text:span></text:h>
      <text:h text:style-name="P34" text:outline-level="10"><text:bookmark-start text:name="h.wbyvz7ducled"/><text:bookmark-end text:name="h.wbyvz7ducled"/><text:span text:style-name="T34_1">Attribute</text:span><text:span text:style-name="T34_2"><text:s/></text:span><text:span text:style-name="T34_3">Scores</text:span></text:h>
      <text:list text:style-name="LS4" xml:id="list13">
        <text:list-item>
          <text:p text:style-name="P35"><text:span text:style-name="T35_1">Strength</text:span><text:span text:style-name="T35_2">:<text:s/></text:span></text:p>
          <text:list>
            <text:list-item>
              <text:p text:style-name="P36"><text:span text:style-name="T36_1">Lines</text:span><text:span text:style-name="T36_2"><text:s/></text:span><text:span text:style-name="T36_3">committed</text:span><text:span text:style-name="T36_4"><text:s/></text:span><text:span text:style-name="T36_5">in</text:span><text:span text:style-name="T36_6"><text:s/></text:span><text:span text:style-name="T36_7">all</text:span><text:span text:style-name="T36_8"><text:s/></text:span><text:span text:style-name="T36_9">repos</text:span><text:span text:style-name="T36_10"><text:s/>(</text:span><text:span text:style-name="T36_11">git</text:span><text:span text:style-name="T36_12">/</text:span><text:span text:style-name="T36_13">ohloh</text:span><text:span text:style-name="T36_14">)</text:span></text:p>
              <text:list>
                <text:list-item>
                  <text:p text:style-name="P37"><text:span text:style-name="T37_1">.01<text:s/></text:span><text:span text:style-name="T37_2">Strength</text:span><text:span text:style-name="T37_3"><text:s/></text:span><text:span text:style-name="T37_4">for</text:span><text:span text:style-name="T37_5"><text:s/></text:span><text:span text:style-name="T37_6">every</text:span><text:span text:style-name="T37_7"><text:s/>1000<text:s/></text:span><text:span text:style-name="T37_8">lines</text:span></text:p>
                </text:list-item>
              </text:list>
            </text:list-item>
            <text:list-item>
              <text:p text:style-name="P38"><text:span text:style-name="T38_1">Questions</text:span><text:span text:style-name="T38_2"><text:s/></text:span><text:span text:style-name="T38_3">answered</text:span><text:span text:style-name="T38_4"><text:s/></text:span><text:span text:style-name="T38_5">on</text:span><text:span text:style-name="T38_6"><text:s/></text:span><text:span text:style-name="T38_7">Stack</text:span><text:span text:style-name="T38_8"><text:s/></text:span><text:span text:style-name="T38_9">Exchange</text:span><text:span text:style-name="T38_10"><text:s/>(</text:span><text:span text:style-name="T38_11">Stack</text:span><text:span text:style-name="T38_12">)</text:span></text:p>
              <text:list>
                <text:list-item>
                  <text:p text:style-name="P39"><text:span text:style-name="T39_1">.5<text:s/></text:span><text:span text:style-name="T39_2">Strength</text:span><text:span text:style-name="T39_3"><text:s/></text:span><text:span text:style-name="T39_4">for</text:span><text:span text:style-name="T39_5"><text:s/></text:span><text:span text:style-name="T39_6">every</text:span><text:span text:style-name="T39_7"><text:s/></text:span><text:span text:style-name="T39_8">question</text:span></text:p>
                </text:list-item>
              </text:list>
            </text:list-item>
            <text:list-item>
              <text:p text:style-name="P40"><text:span text:style-name="T40_1">Number</text:span><text:span text:style-name="T40_2"><text:s/></text:span><text:span text:style-name="T40_3">of</text:span><text:span text:style-name="T40_4"><text:s/></text:span><text:span text:style-name="T40_5">badges</text:span><text:span text:style-name="T40_6"><text:s/>(</text:span><text:span text:style-name="T40_7">Coderwall</text:span><text:span text:style-name="T40_8">)</text:span></text:p>
              <text:list>
                <text:list-item>
                  <text:p text:style-name="P41"><text:span text:style-name="T41_1">2<text:s/></text:span><text:span text:style-name="T41_2">Strength</text:span><text:span text:style-name="T41_3"><text:s/></text:span><text:span text:style-name="T41_4">per</text:span><text:span text:style-name="T41_5"><text:s/></text:span><text:span text:style-name="T41_6">badge</text:span></text:p>
                </text:list-item>
              </text:list>
            </text:list-item>
          </text:list>
        </text:list-item>
        <text:list-item>
          <text:p text:style-name="P42"><text:span text:style-name="T42_1">Determination</text:span><text:span text:style-name="T42_2">:<text:s/></text:span></text:p>
          <text:list>
            <text:list-item>
              <text:p text:style-name="P43"><text:span text:style-name="T43_1">Number</text:span><text:span text:style-name="T43_2"><text:s/></text:span><text:span text:style-name="T43_3">of</text:span><text:span text:style-name="T43_4"><text:s/></text:span><text:span text:style-name="T43_5">projects</text:span><text:span text:style-name="T43_6"><text:s/></text:span><text:span text:style-name="T43_7">user</text:span><text:span text:style-name="T43_8"><text:s/></text:span><text:span text:style-name="T43_9">is</text:span><text:span text:style-name="T43_10"><text:s/></text:span><text:span text:style-name="T43_11">working</text:span><text:span text:style-name="T43_12">/</text:span><text:span text:style-name="T43_13">has</text:span><text:span text:style-name="T43_14"><text:s/></text:span><text:span text:style-name="T43_15">worked</text:span><text:span text:style-name="T43_16"><text:s/></text:span><text:span text:style-name="T43_17">on</text:span><text:span text:style-name="T43_18"><text:s/>(</text:span><text:span text:style-name="T43_19">git</text:span><text:span text:style-name="T43_20">/</text:span><text:span text:style-name="T43_21">ohloh</text:span><text:span text:style-name="T43_22">)</text:span></text:p>
              <text:list>
                <text:list-item>
                  <text:p text:style-name="P44"><text:span text:style-name="T44_1">1<text:s/></text:span><text:span text:style-name="T44_2">Determination</text:span><text:span text:style-name="T44_3"><text:s/></text:span><text:span text:style-name="T44_4">for</text:span><text:span text:style-name="T44_5"><text:s/></text:span><text:span text:style-name="T44_6">every</text:span><text:span text:style-name="T44_7"><text:s/></text:span><text:span text:style-name="T44_8">Project</text:span></text:p>
                </text:list-item>
              </text:list>
            </text:list-item>
          </text:list>
        </text:list-item>
        <text:list-item>
          <text:p text:style-name="P45"><text:span text:style-name="T45_1">Wisdom</text:span><text:span text:style-name="T45_2">:<text:s/></text:span></text:p>
          <text:list>
            <text:list-item>
              <text:p text:style-name="P46"><text:span text:style-name="T46_1">Age</text:span><text:span text:style-name="T46_2"><text:s/></text:span><text:span text:style-name="T46_3">of</text:span><text:span text:style-name="T46_4"><text:s/></text:span><text:span text:style-name="T46_5">oldest</text:span><text:span text:style-name="T46_6"><text:s/></text:span><text:span text:style-name="T46_7">user</text:span><text:span text:style-name="T46_8"><text:s/></text:span><text:span text:style-name="T46_9">account</text:span><text:span text:style-name="T46_10"><text:s/></text:span><text:span text:style-name="T46_11">from</text:span><text:span text:style-name="T46_12"><text:s/></text:span><text:span text:style-name="T46_13">all</text:span><text:span text:style-name="T46_14"><text:s/></text:span><text:span text:style-name="T46_15">linked</text:span><text:span text:style-name="T46_16"><text:s/></text:span><text:span text:style-name="T46_17">accounts</text:span><text:span text:style-name="T46_18"><text:s/>(</text:span><text:span text:style-name="T46_19">all</text:span><text:span text:style-name="T46_20">)</text:span></text:p>
              <text:list>
                <text:list-item>
                  <text:p text:style-name="P47"><text:span text:style-name="T47_1">1<text:s/></text:span><text:span text:style-name="T47_2">Wisdom</text:span><text:span text:style-name="T47_3"><text:s/></text:span><text:span text:style-name="T47_4">for</text:span><text:span text:style-name="T47_5"><text:s/></text:span><text:span text:style-name="T47_6">every</text:span><text:span text:style-name="T47_7"><text:s/></text:span><text:span text:style-name="T47_8">month</text:span></text:p>
                </text:list-item>
              </text:list>
            </text:list-item>
          </text:list>
        </text:list-item>
        <text:list-item>
          <text:p text:style-name="P48"><text:span text:style-name="T48_1">Leadership</text:span><text:span text:style-name="T48_2">:<text:s/></text:span></text:p>
          <text:list>
            <text:list-item>
              <text:p text:style-name="P49"><text:span text:style-name="T49_1">Number</text:span><text:span text:style-name="T49_2"><text:s/></text:span><text:span text:style-name="T49_3">of</text:span><text:span text:style-name="T49_4"><text:s/></text:span><text:span text:style-name="T49_5">forks</text:span><text:span text:style-name="T49_6"><text:s/></text:span><text:span text:style-name="T49_7">from</text:span><text:span text:style-name="T49_8"><text:s/></text:span><text:span text:style-name="T49_9">user</text:span><text:span text:style-name="T49_10">’</text:span><text:span text:style-name="T49_11">s</text:span><text:span text:style-name="T49_12"><text:s/></text:span><text:span text:style-name="T49_13">projects</text:span><text:span text:style-name="T49_14"><text:s/>(</text:span><text:span text:style-name="T49_15">git</text:span><text:span text:style-name="T49_16">/</text:span><text:span text:style-name="T49_17">ohloh</text:span><text:span text:style-name="T49_18">)</text:span></text:p>
              <text:list>
                <text:list-item>
                  <text:p text:style-name="P50"><text:span text:style-name="T50_1">0.1<text:s/></text:span><text:span text:style-name="T50_2">Leadership</text:span><text:span text:style-name="T50_3"><text:s/></text:span><text:span text:style-name="T50_4">for</text:span><text:span text:style-name="T50_5"><text:s/></text:span><text:span text:style-name="T50_6">every</text:span><text:span text:style-name="T50_7"><text:s/></text:span><text:span text:style-name="T50_8">fork</text:span></text:p>
                </text:list-item>
              </text:list>
            </text:list-item>
            <text:list-item>
              <text:p text:style-name="P51"><text:span text:style-name="T51_1">Questions</text:span><text:span text:style-name="T51_2"><text:s/></text:span><text:span text:style-name="T51_3">answered</text:span><text:span text:style-name="T51_4"><text:s/></text:span><text:span text:style-name="T51_5">on</text:span><text:span text:style-name="T51_6"><text:s/></text:span><text:span text:style-name="T51_7">Stack</text:span><text:span text:style-name="T51_8"><text:s/></text:span><text:span text:style-name="T51_9">Exchange</text:span><text:span text:style-name="T51_10"><text:s/></text:span><text:span text:style-name="T51_11">where</text:span><text:span text:style-name="T51_12"><text:s/></text:span><text:span text:style-name="T51_13">the</text:span><text:span text:style-name="T51_14"><text:s/></text:span><text:span text:style-name="T51_15">user</text:span><text:span text:style-name="T51_16">’</text:span><text:span text:style-name="T51_17">s</text:span><text:span text:style-name="T51_18"><text:s/></text:span><text:span text:style-name="T51_19">answer</text:span><text:span text:style-name="T51_20"><text:s/></text:span><text:span text:style-name="T51_21">was</text:span><text:span text:style-name="T51_22"><text:s/></text:span><text:span text:style-name="T51_23">voted</text:span><text:span text:style-name="T51_24"><text:s/></text:span><text:span text:style-name="T51_25">as</text:span><text:span text:style-name="T51_26"><text:s/></text:span><text:span text:style-name="T51_27">the</text:span><text:span text:style-name="T51_28"><text:s/></text:span><text:span text:style-name="T51_29">top</text:span><text:span text:style-name="T51_30"><text:s/></text:span><text:span text:style-name="T51_31">answer</text:span><text:span text:style-name="T51_32"><text:s/>(</text:span><text:span text:style-name="T51_33">Stack</text:span><text:span text:style-name="T51_34">)</text:span></text:p>
              <text:list>
                <text:list-item>
                  <text:p text:style-name="P52"><text:span text:style-name="T52_1">2<text:s/></text:span><text:span text:style-name="T52_2">Leadership</text:span><text:span text:style-name="T52_3"><text:s/></text:span><text:span text:style-name="T52_4">for</text:span><text:span text:style-name="T52_5"><text:s/></text:span><text:span text:style-name="T52_6">every</text:span><text:span text:style-name="T52_7"><text:s/></text:span><text:span text:style-name="T52_8">Top</text:span><text:span text:style-name="T52_9"><text:s/></text:span><text:span text:style-name="T52_10">Answer</text:span></text:p>
                </text:list-item>
              </text:list>
            </text:list-item>
          </text:list>
        </text:list-item>
        <text:list-item>
          <text:p text:style-name="P53"><text:span text:style-name="T53_1">Popularity</text:span><text:span text:style-name="T53_2">:<text:s/></text:span></text:p>
          <text:list>
            <text:list-item>
              <text:p text:style-name="P54"><text:span text:style-name="T54_1">Number</text:span><text:span text:style-name="T54_2"><text:s/></text:span><text:span text:style-name="T54_3">of</text:span><text:span text:style-name="T54_4"><text:s/></text:span><text:span text:style-name="T54_5">Followers</text:span><text:span text:style-name="T54_6"><text:s/>(</text:span><text:span text:style-name="T54_7">git</text:span><text:span text:style-name="T54_8">/</text:span><text:span text:style-name="T54_9">ohloh</text:span><text:span text:style-name="T54_10">)</text:span></text:p>
              <text:list>
                <text:list-item>
                  <text:p text:style-name="P55"><text:span text:style-name="T55_1">1<text:s/></text:span><text:span text:style-name="T55_2">Popularity</text:span><text:span text:style-name="T55_3"><text:s/></text:span><text:span text:style-name="T55_4">for</text:span><text:span text:style-name="T55_5"><text:s/></text:span><text:span text:style-name="T55_6">every</text:span><text:span text:style-name="T55_7"><text:s/></text:span><text:span text:style-name="T55_8">Follower</text:span></text:p>
                </text:list-item>
              </text:list>
            </text:list-item>
            <text:list-item>
              <text:p text:style-name="P56"><text:span text:style-name="T56_1"><office:annotation><dc:creator/><text:p text:style-name="P57"><text:span text:style-name="T57_1">David</text:span><text:span text:style-name="T57_2"><text:s/></text:span><text:span text:style-name="T57_3">Gay</text:span><text:span text:style-name="T57_4">:</text:span></text:p><text:p text:style-name="P58"><text:span text:style-name="T58_1">just</text:span><text:span text:style-name="T58_2"><text:s/></text:span><text:span text:style-name="T58_3">did</text:span><text:span text:style-name="T58_4"><text:s/></text:span><text:span text:style-name="T58_5">reputation</text:span></text:p></office:annotation></text:span><text:span text:style-name="T58_6">Total</text:span><text:span text:style-name="T58_7"><text:s/></text:span><text:span text:style-name="T58_8">votes</text:span><text:span text:style-name="T58_9"><text:s/></text:span><text:span text:style-name="T58_10">on</text:span><text:span text:style-name="T58_11"><text:s/></text:span><text:span text:style-name="T58_12">all</text:span><text:span text:style-name="T58_13"><text:s/></text:span><text:span text:style-name="T58_14">answers</text:span><text:span text:style-name="T58_15"><text:s/>(</text:span><text:span text:style-name="T58_16">Stack</text:span><text:span text:style-name="T58_17">)</text:span></text:p>
              <text:list>
                <text:list-item>
                  <text:p text:style-name="P59"><text:span text:style-name="T59_1">0.5<text:s/></text:span><text:span text:style-name="T59_2">for</text:span><text:span text:style-name="T59_3"><text:s/></text:span><text:span text:style-name="T59_4">every</text:span><text:span text:style-name="T59_5"><text:s/></text:span><text:span text:style-name="T59_6">upvote</text:span><text:span text:style-name="T59_7"><text:s/></text:span><text:span text:style-name="T59_8">on</text:span><text:span text:style-name="T59_9"><text:s/></text:span><text:span text:style-name="T59_10">one</text:span><text:span text:style-name="T59_11"><text:s/></text:span><text:span text:style-name="T59_12">of</text:span><text:span text:style-name="T59_13"><text:s/></text:span><text:span text:style-name="T59_14">the</text:span><text:span text:style-name="T59_15"><text:s/></text:span><text:span text:style-name="T59_16">user</text:span><text:span text:style-name="T59_17">’</text:span><text:span text:style-name="T59_18">s</text:span><text:span text:style-name="T59_19"><text:s/></text:span><text:span text:style-name="T59_20">answers</text:span><text:span text:style-name="T59_21"><text:s text:c="2"/></text:span><text:span text:style-name="T59_22">and</text:span><text:span text:style-name="T59_23"><text:s/>-0.5<text:s/></text:span><text:span text:style-name="T59_24">for</text:span><text:span text:style-name="T59_25"><text:s/></text:span><text:span text:style-name="T59_26">every</text:span><text:span text:style-name="T59_27"><text:s/></text:span><text:span text:style-name="T59_28">downvote</text:span></text:p>
                </text:list-item>
              </text:list>
            </text:list-item>
          </text:list>
        </text:list-item>
        <text:list-item>
          <text:p text:style-name="P60"><text:span text:style-name="T60_1">Dexterity</text:span><text:span text:style-name="T60_2">:<text:s/></text:span></text:p>
          <text:list>
            <text:list-item>
              <text:p text:style-name="P61"><text:span text:style-name="T61_1">Variety</text:span><text:span text:style-name="T61_2"><text:s/></text:span><text:span text:style-name="T61_3">of</text:span><text:span text:style-name="T61_4"><text:s/></text:span><text:span text:style-name="T61_5">Languages</text:span><text:span text:style-name="T61_6"><text:s/></text:span><text:span text:style-name="T61_7">User</text:span><text:span text:style-name="T61_8"><text:s/></text:span><text:span text:style-name="T61_9">has</text:span><text:span text:style-name="T61_10"><text:s/></text:span><text:span text:style-name="T61_11">committed</text:span><text:span text:style-name="T61_12"><text:s/>(</text:span><text:span text:style-name="T61_13">git</text:span><text:span text:style-name="T61_14">/</text:span><text:span text:style-name="T61_15">ohloh</text:span><text:span text:style-name="T61_16">)<text:s/></text:span></text:p>
              <text:list>
                <text:list-item>
                  <text:p text:style-name="P62"><text:span text:style-name="T62_1">5<text:s/></text:span><text:span text:style-name="T62_2">Dexterity</text:span><text:span text:style-name="T62_3"><text:s/></text:span><text:span text:style-name="T62_4">for</text:span><text:span text:style-name="T62_5"><text:s/></text:span><text:span text:style-name="T62_6">every</text:span><text:span text:style-name="T62_7"><text:s/></text:span><text:span text:style-name="T62_8">language</text:span><text:span text:style-name="T62_9"><text:s/></text:span><text:span text:style-name="T62_10">used</text:span><text:span text:style-name="T62_11"><text:s/></text:span><text:span text:style-name="T62_12">by</text:span><text:span text:style-name="T62_13"><text:s/></text:span><text:span text:style-name="T62_14">the</text:span><text:span text:style-name="T62_15"><text:s/></text:span><text:span text:style-name="T62_16">user</text:span><text:span text:style-name="T62_17"><text:s/></text:span><text:span text:style-name="T62_18">for</text:span><text:span text:style-name="T62_19"><text:s/></text:span><text:span text:style-name="T62_20">all</text:span><text:span text:style-name="T62_21"><text:s/></text:span><text:span text:style-name="T62_22">commits</text:span></text:p>
                </text:list-item>
              </text:list>
            </text:list-item>
            <text:list-item>
              <text:p text:style-name="P63"><text:span text:style-name="T63_1">Number</text:span><text:span text:style-name="T63_2"><text:s/></text:span><text:span text:style-name="T63_3">of</text:span><text:span text:style-name="T63_4"><text:s/></text:span><text:span text:style-name="T63_5">tags</text:span><text:span text:style-name="T63_6"><text:s/></text:span><text:span text:style-name="T63_7">of</text:span><text:span text:style-name="T63_8"><text:s/></text:span><text:span text:style-name="T63_9">all</text:span><text:span text:style-name="T63_10"><text:s/></text:span><text:span text:style-name="T63_11">questions</text:span><text:span text:style-name="T63_12"><text:s/></text:span><text:span text:style-name="T63_13">answered</text:span><text:span text:style-name="T63_14"><text:s/></text:span><text:span text:style-name="T63_15">by</text:span><text:span text:style-name="T63_16"><text:s/></text:span><text:span text:style-name="T63_17">user</text:span><text:span text:style-name="T63_18"><text:s/>(</text:span><text:span text:style-name="T63_19">Stack</text:span><text:span text:style-name="T63_20">)</text:span></text:p>
              <text:list>
                <text:list-item>
                  <text:p text:style-name="P64"><text:span text:style-name="T64_1">0.2<text:s/></text:span><text:span text:style-name="T64_2">Dexterity</text:span><text:span text:style-name="T64_3"><text:s/></text:span><text:span text:style-name="T64_4">for</text:span><text:span text:style-name="T64_5"><text:s/></text:span><text:span text:style-name="T64_6">every</text:span><text:span text:style-name="T64_7"><text:s/></text:span><text:span text:style-name="T64_8">tag</text:span><text:span text:style-name="T64_9"><text:s/></text:span><text:span text:style-name="T64_10">on</text:span><text:span text:style-name="T64_11"><text:s/></text:span><text:span text:style-name="T64_12">every</text:span><text:span text:style-name="T64_13"><text:s/></text:span><text:span text:style-name="T64_14">question</text:span><text:span text:style-name="T64_15"><text:s/></text:span><text:span text:style-name="T64_16">that</text:span><text:span text:style-name="T64_17"><text:s/></text:span><text:span text:style-name="T64_18">the</text:span><text:span text:style-name="T64_19"><text:s/></text:span><text:span text:style-name="T64_20">user</text:span><text:span text:style-name="T64_21"><text:s/></text:span><text:span text:style-name="T64_22">has</text:span><text:span text:style-name="T64_23"><text:s/></text:span><text:span text:style-name="T64_24">given</text:span><text:span text:style-name="T64_25"><text:s/></text:span><text:span text:style-name="T64_26">an</text:span><text:span text:style-name="T64_27"><text:s/></text:span><text:span text:style-name="T64_28">answer</text:span><text:span text:style-name="T64_29"><text:s/></text:span><text:span text:style-name="T64_30">to</text:span></text:p>
                </text:list-item>
              </text:list>
            </text:list-item>
          </text:list>
        </text:list-item>
      </text:list>
      <text:h text:style-name="P65" text:outline-level="10"><text:bookmark-start text:name="h.tln8r16g6hks"/><text:bookmark-end text:name="h.tln8r16g6hks"/><text:span text:style-name="T65_1">Skills</text:span><text:span text:style-name="T65_2"><text:s/>(</text:span><text:span text:style-name="T65_3">current</text:span><text:span text:style-name="T65_4"><text:s/></text:span><text:span text:style-name="T65_5">count</text:span><text:span text:style-name="T65_6"><text:s/></text:span><text:span text:style-name="T65_7">is</text:span><text:span text:style-name="T65_8"><text:s/>16,<text:s/></text:span><text:span text:style-name="T65_9">goal</text:span><text:span text:style-name="T65_10"><text:s/></text:span><text:span text:style-name="T65_11">is</text:span><text:span text:style-name="T65_12"><text:s/></text:span><text:span text:style-name="T65_13">at</text:span><text:span text:style-name="T65_14"><text:s/></text:span><text:span text:style-name="T65_15">least</text:span><text:span text:style-name="T65_16"><text:s/>16)</text:span></text:h>
      <text:list text:style-name="LS5" xml:id="list41">
        <text:list-item>
          <text:p text:style-name="P66"><text:span text:style-name="T66_1">Languages</text:span></text:p>
          <text:list>
            <text:list-item>
              <text:p text:style-name="P67"><text:span text:style-name="T67_1">1<text:s/></text:span><text:span text:style-name="T67_2">level</text:span><text:span text:style-name="T67_3"><text:s/>=<text:s/>2000<text:s/></text:span><text:span text:style-name="T67_4">lines</text:span><text:span text:style-name="T67_5"><text:s/></text:span><text:span text:style-name="T67_6">of</text:span><text:span text:style-name="T67_7"><text:s/></text:span><text:span text:style-name="T67_8">code</text:span><text:span text:style-name="T67_9"><text:s/></text:span><text:span text:style-name="T67_10">in</text:span><text:span text:style-name="T67_11"><text:s/></text:span><text:span text:style-name="T67_12">that</text:span><text:span text:style-name="T67_13"><text:s/></text:span><text:span text:style-name="T67_14">language</text:span><text:span text:style-name="T67_15">,<text:s/></text:span><text:span text:style-name="T67_16">rounded</text:span><text:span text:style-name="T67_17"><text:s/></text:span><text:span text:style-name="T67_18">down</text:span><text:span text:style-name="T67_19"><text:s/>(2700<text:s/></text:span><text:span text:style-name="T67_20">is</text:span><text:span text:style-name="T67_21"><text:s/></text:span><text:span text:style-name="T67_22">rounded</text:span><text:span text:style-name="T67_23"><text:s/></text:span><text:span text:style-name="T67_24">down</text:span><text:span text:style-name="T67_25"><text:s/></text:span><text:span text:style-name="T67_26">to</text:span><text:span text:style-name="T67_27"><text:s/>2000,<text:s/>1<text:s/></text:span><text:span text:style-name="T67_28">level</text:span><text:span text:style-name="T67_29">)</text:span></text:p>
            </text:list-item>
            <text:list-item>
              <text:p text:style-name="P68"><text:span text:style-name="T68_1">List</text:span><text:span text:style-name="T68_2"><text:s/></text:span><text:span text:style-name="T68_3">of</text:span><text:span text:style-name="T68_4"><text:s/></text:span><text:span text:style-name="T68_5">Languages</text:span></text:p>
              <text:list>
                <text:list-item>
                  <text:p text:style-name="P69"><text:span text:style-name="T69_1">C</text:span></text:p>
                </text:list-item>
                <text:list-item>
                  <text:p text:style-name="P70"><text:span text:style-name="T70_1">C</text:span><text:span text:style-name="T70_2">++</text:span></text:p>
                </text:list-item>
                <text:list-item>
                  <text:p text:style-name="P71"><text:span text:style-name="T71_1">Java</text:span></text:p>
                </text:list-item>
                <text:list-item>
                  <text:p text:style-name="P72"><text:span text:style-name="T72_1">HTML</text:span></text:p>
                </text:list-item>
                <text:list-item>
                  <text:p text:style-name="P73"><text:span text:style-name="T73_1">XML</text:span></text:p>
                </text:list-item>
                <text:list-item>
                  <text:p text:style-name="P74"><text:span text:style-name="T74_1">Python</text:span></text:p>
                </text:list-item>
                <text:list-item>
                  <text:p text:style-name="P75"><text:span text:style-name="T75_1">PHP</text:span></text:p>
                </text:list-item>
                <text:list-item>
                  <text:p text:style-name="P76"><text:span text:style-name="T76_1">JS</text:span></text:p>
                </text:list-item>
                <text:list-item>
                  <text:p text:style-name="P77"><text:span text:style-name="T77_1">Perl</text:span></text:p>
                </text:list-item>
              </text:list>
              <text:list text:style-name="LS6" xml:id="list53">
                <text:list-item>
                  <text:p text:style-name="P78"><text:span text:style-name="T78_1">Shell</text:span></text:p>
                </text:list-item>
                <text:list-item>
                  <text:p text:style-name="P79"><text:span text:style-name="T79_1">Objective</text:span><text:span text:style-name="T79_2">-</text:span><text:span text:style-name="T79_3">C</text:span></text:p>
                </text:list-item>
                <text:list-item>
                  <text:p text:style-name="P80"><text:span text:style-name="T80_1">Ruby</text:span></text:p>
                </text:list-item>
              </text:list>
            </text:list-item>
          </text:list>
        </text:list-item>
        <text:list-item>
          <text:p text:style-name="P81"><text:span text:style-name="T81_1">Non</text:span><text:span text:style-name="T81_2"><text:s/></text:span><text:span text:style-name="T81_3">language</text:span><text:span text:style-name="T81_4"><text:s/>“</text:span><text:span text:style-name="T81_5">skills</text:span><text:span text:style-name="T81_6">”</text:span></text:p>
          <text:list>
            <text:list-item>
              <text:p text:style-name="P82"><text:span text:style-name="T82_1">Kudos</text:span><text:span text:style-name="T82_2"><text:s/></text:span><text:span text:style-name="T82_3">from</text:span><text:span text:style-name="T82_4"><text:s/></text:span><text:span text:style-name="T82_5">Ohloh</text:span><text:span text:style-name="T82_6"><text:s/></text:span></text:p>
              <text:list>
                <text:list-item>
                  <text:p text:style-name="P83"><text:span text:style-name="T83_1">1<text:s/></text:span><text:span text:style-name="T83_2">levels</text:span><text:span text:style-name="T83_3"><text:s/></text:span><text:span text:style-name="T83_4">for</text:span><text:span text:style-name="T83_5"><text:s/></text:span><text:span text:style-name="T83_6">each</text:span><text:span text:style-name="T83_7"><text:s/></text:span><text:span text:style-name="T83_8">Kudos</text:span></text:p>
                </text:list-item>
              </text:list>
            </text:list-item>
            <text:list-item>
              <text:p text:style-name="P84"><text:span text:style-name="T84_1">Endorsements</text:span><text:span text:style-name="T84_2"><text:s/></text:span><text:span text:style-name="T84_3">from</text:span><text:span text:style-name="T84_4"><text:s/></text:span><text:span text:style-name="T84_5">Coderwall</text:span></text:p>
              <text:list>
                <text:list-item>
                  <text:p text:style-name="P85"><text:span text:style-name="T85_1">.5<text:s/></text:span><text:span text:style-name="T85_2">levels</text:span><text:span text:style-name="T85_3"><text:s/></text:span><text:span text:style-name="T85_4">for</text:span><text:span text:style-name="T85_5"><text:s/></text:span><text:span text:style-name="T85_6">each</text:span><text:span text:style-name="T85_7"><text:s/></text:span><text:span text:style-name="T85_8">Endorse</text:span></text:p>
                </text:list-item>
              </text:list>
            </text:list-item>
          </text:list>
        </text:list-item>
      </text:list>
      <text:p text:style-name="P86"/>
      <text:p text:style-name="P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